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… the knight commander?
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19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
</text:p>
          </table:table-cell>
          <table:table-cell table:style-name="ce0" office:value-type="string">
            <text:p>Hello.</text:p>
          </table:table-cell>
          <table:table-cell table:number-columns-repeated="1019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oooa~! So many soldiers!
</text:p>
          </table:table-cell>
          <table:table-cell table:style-name="ce0" office:value-type="string">
            <text:p>Woooaah～! So many soldier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deed. From this position, we shall begin our offensive against the bandit gang's stronghold."
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Of course, safely extracting the prisoners is of utmost importance."
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19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we have already done that…
</text:p>
          </table:table-cell>
          <table:table-cell table:style-name="ce0" office:value-type="string">
            <text:p>Ah, that won't be necessary...</text:p>
          </table:table-cell>
          <table:table-cell table:number-columns-repeated="1019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
</text:p>
          </table:table-cell>
          <table:table-cell table:style-name="ce0" office:value-type="string">
            <text:p>These fine people came to my rescue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h...What...!"
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credible, with so few people... how could you possibly...?!"
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19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understand why, but apparently the power of the Heavenly Maidens works against the bandits.
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19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 prisoner ourselves, but we escaped somehow, beat their leader, and rescued the hostage.
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xtraordinary! Truly extraordinary!"
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Then allow me to invite you back to the castle, so that we may raise a glass to your victory!"
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veryone! These people are to be our honored guests at the castle!"
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19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… you don’t need to trouble yourselves…
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19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re not accustomed to fancy treatment like that.
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19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style-name="ce0" office:value-type="string">
            <text:p>Eh～? We get to go into the castle?</text:p>
          </table:table-cell>
          <table:table-cell table:number-columns-repeated="1019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
</text:p>
          </table:table-cell>
          <table:table-cell table:style-name="ce0" office:value-type="string">
            <text:p>I want to go, Reguma-kun!!</text:p>
          </table:table-cell>
          <table:table-cell table:number-columns-repeated="1019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’s right—! I’m sure they’ll have such a feast waiting for us!
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feel certain that Her Highness wishes to grant the saviors of the world an audience…"
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, I will not twist your arm. You may decide for yourselves whether or not you would like to come."
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Should you accept our invitation, please make your way to the castle gate by this evening."
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will inform the palace guards."
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 then, everyone! This operation is concluded. Back to base!!"
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19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 "Sir!"
</text:p>
          </table:table-cell>
          <table:table-cell table:style-name="ce0" office:value-type="string">
            <text:p>Soldiers
“Sir!”</text:p>
          </table:table-cell>
          <table:table-cell table:number-columns-repeated="1019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… what do you want to do?
</text:p>
          </table:table-cell>
          <table:table-cell table:style-name="ce0" office:value-type="string">
            <text:p>So... what are we doing?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’s get Sharu back to her house.
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19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talk about going to the castle after that.
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19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’s true. There’s still plenty of time.
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19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 →：Castle Town • The Church of Yuria ↓：Oshir Lake
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